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66c33c"/>
    </style:style>
    <style:style style:name="P90" style:family="paragraph" style:parent-style-name="Standard">
      <style:text-properties officeooo:paragraph-rsid="0e66fd24"/>
    </style:style>
    <style:style style:name="P91" style:family="paragraph" style:parent-style-name="Standard">
      <style:text-properties officeooo:paragraph-rsid="0e671814"/>
    </style:style>
    <style:style style:name="P92" style:family="paragraph" style:parent-style-name="Standard">
      <style:text-properties officeooo:paragraph-rsid="0e82f1b0"/>
    </style:style>
    <style:style style:name="P93" style:family="paragraph" style:parent-style-name="Standard">
      <style:text-properties officeooo:paragraph-rsid="0e8aa5aa"/>
    </style:style>
    <style:style style:name="P94" style:family="paragraph" style:parent-style-name="Standard">
      <style:text-properties officeooo:rsid="0e8aa5aa" officeooo:paragraph-rsid="0e8aa5aa"/>
    </style:style>
    <style:style style:name="P95" style:family="paragraph" style:parent-style-name="Standard">
      <style:text-properties officeooo:paragraph-rsid="0e9fd222"/>
    </style:style>
    <style:style style:name="P96" style:family="paragraph" style:parent-style-name="Standard">
      <style:text-properties officeooo:paragraph-rsid="0eb9c424"/>
    </style:style>
    <style:style style:name="P97" style:family="paragraph" style:parent-style-name="Footnote">
      <style:text-properties officeooo:paragraph-rsid="0d4c0055"/>
    </style:style>
    <style:style style:name="P98" style:family="paragraph" style:parent-style-name="Footnote">
      <style:text-properties officeooo:rsid="043ccc66" officeooo:paragraph-rsid="0e849f1d"/>
    </style:style>
    <style:style style:name="P99" style:family="paragraph" style:parent-style-name="Footnote">
      <style:text-properties officeooo:rsid="043ccc66" officeooo:paragraph-rsid="0ec8cada"/>
    </style:style>
    <style:style style:name="P100" style:family="paragraph" style:parent-style-name="Footnote">
      <style:text-properties officeooo:paragraph-rsid="0e927a73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rsid="0ec19879" officeooo:paragraph-rsid="0ec19879"/>
    </style:style>
    <style:style style:name="P103" style:family="paragraph" style:parent-style-name="Standard">
      <style:text-properties officeooo:paragraph-rsid="0ec19879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paragraph-rsid="0ec22dd8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>
      <style:text-properties officeooo:paragraph-rsid="0ecb810d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style:font-size-asian="12pt" style:font-size-complex="12pt"/>
    </style:style>
    <style:style style:name="T32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41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42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43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44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font-name="Liberation Sans" officeooo:rsid="047da547"/>
    </style:style>
    <style:style style:name="T36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0" style:family="text">
      <style:text-properties style:use-window-font-color="true" loext:opacity="0%" style:font-name="Liberation Sans" fo:font-size="12pt" style:font-size-asian="12pt" style:font-size-complex="12pt"/>
    </style:style>
    <style:style style:name="T381" style:family="text">
      <style:text-properties officeooo:rsid="04473353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officeooo:rsid="0aace3cd"/>
    </style:style>
    <style:style style:name="T384" style:family="text">
      <style:text-properties fo:font-size="10pt" style:font-size-asian="10pt" style:font-size-complex="10pt"/>
    </style:style>
    <style:style style:name="T385" style:family="text">
      <style:text-properties officeooo:rsid="0394a435"/>
    </style:style>
    <style:style style:name="T386" style:family="text">
      <style:text-properties officeooo:rsid="0b668458"/>
    </style:style>
    <style:style style:name="T387" style:family="text">
      <style:text-properties officeooo:rsid="0c125172"/>
    </style:style>
    <style:style style:name="T3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0" style:family="text">
      <style:text-properties officeooo:rsid="0cf7e116"/>
    </style:style>
    <style:style style:name="T391" style:family="text">
      <style:text-properties officeooo:rsid="0b952edb"/>
    </style:style>
    <style:style style:name="T392" style:family="text">
      <style:text-properties officeooo:rsid="0dd7714a"/>
    </style:style>
    <style:style style:name="T393" style:family="text">
      <style:text-properties officeooo:rsid="0dd5c0d9"/>
    </style:style>
    <style:style style:name="T394" style:family="text">
      <style:text-properties officeooo:rsid="0dd5fde1"/>
    </style:style>
    <style:style style:name="T395" style:family="text">
      <style:text-properties officeooo:rsid="0e87ed43"/>
    </style:style>
    <style:style style:name="T396" style:family="text">
      <style:text-properties loext:padding="0.049cm" loext:border="0.31pt solid #000000"/>
    </style:style>
    <style:style style:name="T397" style:family="text">
      <style:text-properties officeooo:rsid="0ec3cb48"/>
    </style:style>
    <style:style style:name="T398" style:family="text">
      <style:text-properties officeooo:rsid="0ec42890"/>
    </style:style>
    <style:style style:name="T399" style:family="text">
      <style:text-properties officeooo:rsid="0ec6fcb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span text:style-name="T284">C</text:span><text:span text:style-name="T283">hecklist voor </text:span><text:span text:style-name="T285">de installatie</text:span><text:span text:style-name="T283"> van </text:span><text:reference-mark-start text:name="Distributie"/><text:span text:style-name="T286">Debian</text:span><text:reference-mark-end text:name="Distributie"/><text:span text:style-name="T287"> </text:span><text:span text:style-name="T288">GNU/Linux </text:span><text:reference-mark-start text:name="Versie"/><text:span text:style-name="T286">1</text:span><text:span text:style-name="T289">1</text:span><text:reference-mark-end text:name="Versie"/><text:span text:style-name="Strong_20_Emphasis"><text:span text:style-name="T320"> </text:span></text:span><text:span text:style-name="Strong_20_Emphasis"><text:span text:style-name="T321">LTS</text:span></text:span><text:span text:style-name="T290"><text:note text:id="ftn1" text:note-class="footnote"><text:note-citation>1</text:note-citation><text:note-body><text:p text:style-name="P30"><text:span text:style-name="T385">Deze versie heeft codenaam </text:span><text:span text:style-name="T344">B</text:span><text:span text:style-name="T345">ullseye</text:span><text:span text:style-name="T386"> </text:span><text:span text:style-name="T387">(</text:span><text:span text:style-name="T345">bullseye</text:span><text:span text:style-name="T387">)</text:span><text:span text:style-name="T386"> </text:span><text:span text:style-name="T346">en is een zogenaamde LTS-versie (</text:span><text:span text:style-name="T347">LTS=</text:span><text:span text:style-name="T346">Long-Term Support, langetermijnondersteuning). <text:s/></text:span><text:span text:style-name="T348">Deze</text:span><text:span text:style-name="T346"> LTS-versie versch</text:span><text:span text:style-name="T348">een </text:span><text:span text:style-name="T349">in </text:span><text:span text:style-name="T350">augustus</text:span><text:span text:style-name="T346"> 20</text:span><text:span text:style-name="T350">2</text:span><text:span text:style-name="T348">1</text:span><text:span text:style-name="T346"> en wordt </text:span><text:span text:style-name="T356">standaard </text:span><text:span text:style-name="T346">vanaf vrijgave </text:span><text:span text:style-name="T349">vijf</text:span><text:span text:style-name="T346"> jaar ondersteund</text:span><text:span text:style-name="T351"> </text:span><text:span text:style-name="T346">(</text:span><text:span text:style-name="T352">updates </text:span><text:span text:style-name="T346">tot </text:span><text:span text:style-name="T350">augustus</text:span><text:span text:style-name="T348"> </text:span><text:span text:style-name="T346">202</text:span><text:span text:style-name="T350">6</text:span><text:span text:style-name="T351">)</text:span><text:span text:style-name="T353">.</text:span></text:p></text:note-body></text:note></text:span><text:span text:style-name="T291"> </text:span><text:reference-mark-start text:name="Editie"/><text:span text:style-name="T292">desktop</text:span><text:reference-mark-end text:name="Editie"/><text:span text:style-name="T293">.</text:span></text:p>
      <text:p text:style-name="P4"/>
      <text:p text:style-name="Standard"><text:span text:style-name="T38">Kijk op</text:span><text:span text:style-name="T312"> </text:span><text:a xlink:type="simple" xlink:href="https://karelzimmer.nl/" text:style-name="Internet_20_link" text:visited-style-name="Visited_20_Internet_20_Link"><text:span text:style-name="T9">karelzimmer.nl</text:span></text:a><text:span text:style-name="T312"> </text:span><text:span text:style-name="T357">voor</text:span><text:span text:style-name="T358"> </text:span><text:span text:style-name="T359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60">(zie toelichting)</text:span><text:span text:style-name="T20">:</text:span></text:p>
      <text:p text:style-name="P33"><text:span text:style-name="Definition"><text:span text:style-name="T362">g</text:span></text:span><text:span text:style-name="Definition"><text:span text:style-name="T361">ebruiker</text:span></text:span><text:span text:style-name="Definition"><text:span text:style-name="T365"><text:tab/><text:tab/></text:span></text:span><text:span text:style-name="Definition"><text:span text:style-name="T380"> <text:tab/><text:tab/></text:span></text:span><text:span text:style-name="T366"><draw:control text:anchor-type="as-char" svg:y="-0.429cm" draw:z-index="11" draw:name="Gebruiker" draw:style-name="gr2" draw:text-style-name="P113" svg:width="6.061cm" svg:height="0.6cm" draw:control="control12"><svg:title>Gebruiker</svg:title><svg:desc>Volledige naam, bijv. Jan Stek</svg:desc></draw:control></text:span><text:span text:style-name="T366"><text:tab/></text:span><text:span text:style-name="T367">(</text:span><text:span text:style-name="T363">volledige naam, bijv. </text:span><text:span text:style-name="T378">J</text:span><text:span text:style-name="T379">a</text:span><text:span text:style-name="T378">n </text:span><text:span text:style-name="T379">Jansen</text:span><text:span text:style-name="T364">)</text:span></text:p>
      <text:p text:style-name="Standard"><text:span text:style-name="Definition"><text:span text:style-name="T362">g</text:span></text:span><text:span text:style-name="Definition"><text:span text:style-name="T361">ebruikersnaam<text:tab/></text:span></text:span><text:span text:style-name="Definition"><text:span text:style-name="T361"><draw:control text:anchor-type="as-char" svg:y="-0.429cm" draw:z-index="12" draw:name="Gberuikersnaam" draw:style-name="gr2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61"><text:tab/></text:span></text:span><text:span text:style-name="T10">(korte naam, bijv. </text:span><text:span text:style-name="T310">j</text:span><text:span text:style-name="T311">a</text:span><text:span text:style-name="T310">n</text:span><text:span text:style-name="T10">)</text:span></text:p>
      <text:p text:style-name="P32"><text:span text:style-name="Definition"><text:span text:style-name="T369">c</text:span></text:span><text:span text:style-name="Definition"><text:span text:style-name="T368">omputernaam<text:tab/><text:tab/></text:span></text:span><text:span text:style-name="Definition"><text:span text:style-name="T366"><draw:control text:anchor-type="as-char" svg:y="-0.429cm" draw:z-index="13" draw:name="Computernaam" draw:style-name="gr2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66"><text:tab/></text:span></text:span><text:span text:style-name="Definition"><text:span text:style-name="T372">(</text:span></text:span><text:span text:style-name="Definition"><text:span text:style-name="T373">naam van de compute</text:span></text:span><text:span text:style-name="Definition"><text:span text:style-name="T374">r, </text:span></text:span><text:span text:style-name="Definition"><text:span text:style-name="T375">bijv. pc01</text:span></text:span><text:span text:style-name="Definition"><text:span text:style-name="T372">)</text:span></text:span></text:p>
      <text:p text:style-name="P32"><text:span text:style-name="Definition"><text:span text:style-name="T362">o</text:span></text:span><text:span text:style-name="Definition"><text:span text:style-name="T361">pstartmenu</text:span></text:span><text:span text:style-name="Definition"><text:span text:style-name="T366"><text:tab/><text:tab/><text:tab/></text:span></text:span><text:span text:style-name="Definition"><text:span text:style-name="T366"><draw:control text:anchor-type="as-char" svg:y="-0.429cm" draw:z-index="14" draw:name="Opstartmenu" draw:style-name="gr2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66"><text:tab/></text:span></text:span><text:span text:style-name="Definition"><text:span text:style-name="T372">(</text:span></text:span><text:span text:style-name="Definition"><text:span text:style-name="T373">to</text:span></text:span><text:span text:style-name="Definition"><text:span text:style-name="T376">ets voor het opstartmedium</text:span></text:span><text:span text:style-name="Definition"><text:span text:style-name="T377">)</text:span></text:span></text:p>
      <text:p text:style-name="P32"><text:span text:style-name="Definition"><text:span text:style-name="T370">i</text:span></text:span><text:span text:style-name="Definition"><text:span text:style-name="T371">nstellingen</text:span></text:span><text:span text:style-name="T372"><text:tab/> <text:tab/><text:tab/></text:span><text:span text:style-name="T372"><draw:control text:anchor-type="as-char" svg:y="-0.429cm" draw:z-index="10" draw:name="Instellingen" draw:style-name="gr2" draw:text-style-name="P113" svg:width="6.061cm" svg:height="0.6cm" draw:control="control11"><svg:title>Instellingen</svg:title><svg:desc>Toets voor het BIOS/UEFI-scherm ("setup")</svg:desc></draw:control></text:span><text:span text:style-name="T372"><text:tab/>(</text:span><text:span text:style-name="T373">toets voor het BIOS/UEFI-scherm</text:span><text:span text:style-name="T372">)</text:span></text:p>
      <text:p text:style-name="P34"><text:span text:style-name="T299">Vervang </text:span><text:span text:style-name="Definition"><text:span text:style-name="T12">schuingedrukte</text:span></text:span><text:span text:style-name="T299"> </text:span><text:span text:style-name="T300">woorden </text:span><text:span text:style-name="T299">in deze checklist door </text:span><text:span text:style-name="T300">boven</text:span><text:span text:style-name="T299">staande waarden.</text:span></text:p>
      <text:p text:style-name="P40"/>
      <text:p text:style-name="P35"><text:span text:style-name="Strong_20_Emphasis"><text:span text:style-name="T307"/></text:span></text:p>
      <text:p text:style-name="P36"><text:span text:style-name="T301">Nog niet op Linux?<text:tab/></text:span><text:span text:style-name="T304"><text:tab/></text:span><text:span text:style-name="T305">G</text:span><text:span text:style-name="T298">ebruik </text:span><text:span text:style-name="Strong_20_Emphasis"><text:span text:style-name="T309">Checklist migratie</text:span></text:span><text:span text:style-name="T298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02"> onder </text:span><text:span text:style-name="T308">Linux</text:span><text:span text:style-name="T303">.</text:span></text:p>
      <text:p text:style-name="P22"><text:span text:style-name="T278">Nieuwe installatie?<text:tab/></text:span><text:span text:style-name="T280"></text:span><text:span text:style-name="T282"><text:tab/></text:span><text:span text:style-name="T281">B</text:span><text:span text:style-name="T278">egin bij hoofdstuk </text:span><text:span text:style-name="T278"><text:bookmark-ref text:reference-format="page" text:ref-name="__RefNumPara__4009_1271708128">2</text:bookmark-ref></text:span><text:span text:style-name="T278"><text:s text:c="2"/></text:span><text:span text:style-name="T279"><text:bookmark-ref text:reference-format="text" text:ref-name="__RefNumPara__4009_1271708128">Installatie uitvoeren</text:bookmark-ref></text:span><text:span text:style-name="T279">.</text:span></text:p>
      <text:p text:style-name="P31"><text:span text:style-name="Strong_20_Emphasis"><text:span text:style-name="T306"/></text:span></text:p>
      <text:list xml:id="list1253208099" text:style-name="L1">
        <text:list-item>
          <text:p text:style-name="P107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5"><text:span text:style-name="Strong_20_Emphasis"><text:span text:style-name="T66"><text:s/></text:span></text:span><text:span text:style-name="Strong_20_Emphasis"><text:span text:style-name="T121"><draw:control text:anchor-type="as-char" draw:z-index="25" draw:name="Vorm 1" draw:style-name="gr1" draw:text-style-name="P11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4">Leg Wi<text:span text:style-name="T397">F</text:span>i-<text:span text:style-name="T398">gegevens vast zoals de naam v</text:span><text:span text:style-name="T399">a</text:span><text:span text:style-name="T398">n het netwerk (SSID) en wachtwoord</text:span><text:span text:style-name="Strong_20_Emphasis"><text:span text:style-name="T120"><text:note text:id="ftn2" text:note-class="footnote"><text:note-citation>2</text:note-citation><text:note-body><text:p text:style-name="P99"><text:span text:style-name="User_20_Entry"><text:span text:style-name="T225">I</text:span></text:span><text:span text:style-name="User_20_Entry"><text:span text:style-name="T226">n </text:span></text:span><text:span text:style-name="User_20_Entry"><text:span text:style-name="T252">Bitwarden</text:span></text:span><text:span text:style-name="User_20_Entry"><text:span text:style-name="T226"> met </text:span></text:span><text:span text:style-name="User_20_Entry"><text:span text:style-name="T253">Terminalvenster</text:span></text:span><text:span text:style-name="User_20_Entry"><text:span text:style-name="T224">: </text:span></text:span><text:span text:style-name="User_20_Entry"><text:span text:style-name="T275">sudo </text:span></text:span><text:span text:style-name="User_20_Entry"><text:span text:style-name="T277">more</text:span></text:span><text:span text:style-name="User_20_Entry"><text:span text:style-name="T275"> </text:span></text:span><text:span text:style-name="User_20_Entry"><text:span text:style-name="T276">/etc/NetworkManager/system-connections/</text:span></text:span><text:span text:style-name="User_20_Entry"><text:span text:style-name="T275">*</text:span></text:span></text:p></text:note-body></text:note></text:span></text:span><text:span text:style-name="Strong_20_Emphasis"><text:span text:style-name="T120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1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6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7"><text:note text:id="ftn3" text:note-class="footnote"><text:note-citation>3</text:note-citation><text:note-body><text:p text:style-name="P27"><text:span text:style-name="T263">E</text:span><text:span text:style-name="T264">v</text:span><text:span text:style-name="T265">en</text:span><text:span text:style-name="T267">t</text:span><text:span text:style-name="T268">uele </text:span><text:span text:style-name="T269">extra </text:span><text:span text:style-name="T271">gebruiker</text:span><text:span text:style-name="T269">s aanmelden </text:span><text:span text:style-name="T270">en dezelfde stappen uitvoeren</text:span><text:span text:style-name="T266">.</text:span></text:p></text:note-body></text:note></text:span></text:span><text:span text:style-name="Strong_20_Emphasis"><text:span text:style-name="T67">.</text:span></text:span></text:p>
          </table:table-cell>
        </table:table-row>
        <table:table-row table:style-name="TableLine94824141599696">
          <table:table-cell table:style-name="_31_._5f_Installatie_5f_voorbereiden.A1" office:value-type="string">
            <text:p text:style-name="P61"><text:span text:style-name="Strong_20_Emphasis"><text:span text:style-name="T6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824141679792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5" draw:name="Vorm4" draw:style-name="gr1" draw:text-style-name="P11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6">Installeer </text:span></text:span><text:span text:style-name="Strong_20_Emphasis"><text:span text:style-name="T68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4" text:note-class="footnote"><text:note-citation>4</text:note-citation><text:note-body><text:p text:style-name="P24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8">.</text:span></text:span><text:span text:style-name="Strong_20_Emphasis"><text:span text:style-name="T75"> </text:span></text:span></text:p>
          </table:table-cell>
        </table:table-row>
        <table:table-row table:style-name="TableLine94824141651856">
          <table:table-cell table:style-name="_31_._5f_Installatie_5f_voorbereiden.A1" office:value-type="string">
            <text:p text:style-name="P72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80">z</text:span></text:span><text:span text:style-name="Strong_20_Emphasis"><text:span text:style-name="T75">e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272">sudo</text:span></text:span><text:span text:style-name="User_20_Entry"><text:span text:style-name="T273"> </text:span></text:span><text:span text:style-name="User_20_Entry"><text:span text:style-name="T272">apt install wget</text:span></text:span></text:p>
            <text:p text:style-name="P78"><text:span text:style-name="User_20_Entry"><text:span text:style-name="T273">wget karelzimmer.nl/</text:span></text:span><text:span text:style-name="User_20_Entry"><text:span text:style-name="T274">kz</text:span></text:span><text:span text:style-name="User_20_Entry"><text:span text:style-name="T273"><text:line-break/>bash </text:span></text:span><text:span text:style-name="User_20_Entry"><text:span text:style-name="T274">kz</text:span></text:span></text:p>
          </table:table-cell>
        </table:table-row>
        <table:table-row table:style-name="TableLine948241415900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482417144256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824141662688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1">Bereid de installatie voor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84">druk </text:span></text:span><text:span text:style-name="Strong_20_Emphasis"><text:span text:style-name="T85">op de </text:span></text:span><text:span text:style-name="Strong_20_Emphasis"><text:span text:style-name="T86">Super</text:span></text:span><text:span text:style-name="Strong_20_Emphasis"><text:span text:style-name="T85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1">, </text:span></text:span><text:span text:style-name="Strong_20_Emphasis"><text:span text:style-name="T87">t</text:span></text:span><text:span text:style-name="Strong_20_Emphasis"><text:span text:style-name="T74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88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</text:span></text:span><text:span text:style-name="Strong_20_Emphasis"><text:span text:style-name="T122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5">.</text:span></text:span></text:p>
          </table:table-cell>
        </table:table-row>
        <table:table-row table:style-name="TableLine94824141678480">
          <table:table-cell table:style-name="_31_._5f_Installatie_5f_voorbereiden.A1" office:value-type="string">
            <text:p text:style-name="P68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9">K</text:span></text:span><text:span text:style-name="Strong_20_Emphasis"><text:span text:style-name="T90">ie</text:span></text:span><text:span text:style-name="Strong_20_Emphasis"><text:span text:style-name="T91">s</text:span></text:span><text:span text:style-name="Strong_20_Emphasis"><text:span text:style-name="T83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94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3"/>
      <text:list xml:id="list84626703463797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24141671648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24">Start de computer op vanaf </text:span><text:span text:style-name="T325">een </text:span><text:span text:style-name="T325"><text:reference-ref text:reference-format="text" text:ref-name="Distributie">Debian</text:reference-ref></text:span><text:span text:style-name="T325"><text:s/></text:span><text:span text:style-name="Strong_20_Emphasis"><text:span text:style-name="T313"><text:reference-ref text:reference-format="text" text:ref-name="Versie">11</text:reference-ref></text:span></text:span><text:span text:style-name="Strong_20_Emphasis"><text:span text:style-name="T313"><text:s/></text:span></text:span><text:span text:style-name="T326">(</text:span><text:span text:style-name="T327">Live</text:span><text:span text:style-name="T213"><text:note text:id="ftn5" text:note-class="footnote"><text:note-citation>1</text:note-citation><text:note-body><text:p text:style-name="P28"><text:span text:style-name="T381">Vanaf ee</text:span>n Live <text:span text:style-name="T383">USB-stick of </text:span><text:span text:style-name="T354">CD</text:span><text:span text:style-name="T384"> </text:span>kunt <text:span text:style-name="T381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6" text:note-class="footnote"><text:note-citation>2</text:note-citation><text:note-body><text:p text:style-name="P100"><text:span text:style-name="T21">D</text:span><text:span text:style-name="Strong_20_Emphasis"><text:span text:style-name="T227">ow</text:span></text:span><text:span text:style-name="Strong_20_Emphasis"><text:span text:style-name="T228">nload </text:span></text:span><text:span text:style-name="Strong_20_Emphasis"><text:span text:style-name="T220">e</text:span></text:span><text:span text:style-name="Strong_20_Emphasis"><text:span text:style-name="T229">e</text:span></text:span><text:span text:style-name="Strong_20_Emphasis"><text:span text:style-name="T230">n</text:span></text:span><text:span text:style-name="Strong_20_Emphasis"><text:span text:style-name="T261"> </text:span></text:span><text:span text:style-name="Strong_20_Emphasis"><text:span text:style-name="T228">Live CD </text:span></text:span><text:span text:style-name="Strong_20_Emphasis"><text:span text:style-name="T231">v</text:span></text:span><text:span text:style-name="Strong_20_Emphasis"><text:span text:style-name="T232">anaf</text:span></text:span><text:span text:style-name="Strong_20_Emphasis"><text:span text:style-name="T233"> </text:span></text:span><text:a xlink:type="simple" xlink:href="https://www.debian.org/CD/live/" text:style-name="Internet_20_link" text:visited-style-name="Visited_20_Internet_20_Link"><text:span text:style-name="Strong_20_Emphasis"><text:span text:style-name="T388">debian.org/cd/live</text:span></text:span></text:a><text:span text:style-name="Strong_20_Emphasis"><text:span text:style-name="T233">, blader naar beneden en klik op </text:span></text:span><text:span text:style-name="Strong_20_Emphasis"><text:span text:style-name="T247">unofficial live images for stable with firmware included</text:span></text:span><text:span text:style-name="Strong_20_Emphasis"><text:span text:style-name="T233">. Klik vervolgens door </text:span></text:span><text:span text:style-name="Strong_20_Emphasis"><text:span text:style-name="T221">naar</text:span></text:span><text:span text:style-name="Strong_20_Emphasis"><text:span text:style-name="T233"> </text:span></text:span><text:span text:style-name="Strong_20_Emphasis"><text:span text:style-name="T247">amd64</text:span></text:span><text:span text:style-name="Strong_20_Emphasis"><text:span text:style-name="T233"> en </text:span></text:span><text:span text:style-name="Strong_20_Emphasis"><text:span text:style-name="T247">iso-hybrid</text:span></text:span><text:span text:style-name="Strong_20_Emphasis"><text:span text:style-name="T233">. </text:span></text:span><text:span text:style-name="Strong_20_Emphasis"><text:span text:style-name="T221">D</text:span></text:span><text:span text:style-name="Strong_20_Emphasis"><text:span text:style-name="T234">aar aangekomen kies </text:span></text:span><text:span text:style-name="T248">debian-live-11</text:span><text:span text:style-name="T249">-</text:span><text:span text:style-name="T248">amd-64-</text:span><text:span text:style-name="T249">gnome</text:span><text:span text:style-name="T250">+non-fre</text:span><text:span text:style-name="T251">e</text:span><text:span text:style-name="T250">.iso</text:span><text:span text:style-name="Strong_20_Emphasis"><text:span text:style-name="T228">, </text:span></text:span><text:span text:style-name="Strong_20_Emphasis"><text:span text:style-name="T227">e</text:span></text:span><text:span text:style-name="Strong_20_Emphasis"><text:span text:style-name="T235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7"><text:span text:style-name="T21"><text:tab/></text:span><text:span text:style-name="Strong_20_Emphasis"><text:span text:style-name="T222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389">etcher.io</text:span></text:span></text:a><text:span text:style-name="Strong_20_Emphasis"><text:span text:style-name="T239">) </text:span></text:span><text:span text:style-name="Strong_20_Emphasis"><text:span text:style-name="T240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1"> is</text:span></text:span><text:span text:style-name="Strong_20_Emphasis"><text:span text:style-name="T239"> </text:span></text:span><text:span text:style-name="Strong_20_Emphasis"><text:span text:style-name="T242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6">.</text:span></text:span></text:p></text:note-body></text:note></text:span><text:span text:style-name="T216"> </text:span><text:span text:style-name="T217">of</text:span><text:span text:style-name="T216"> </text:span><text:span text:style-name="T207">C</text:span><text:span text:style-name="T216">D</text:span><text:span text:style-name="T216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63"><text:span text:style-name="T218">Opstartmenu/</text:span><text:span text:style-name="T219">boot menu</text:span><text:span text:style-name="T218"> </text:span><text:span text:style-name="T212">via </text:span><text:span text:style-name="Definition"><text:span text:style-name="T5">opstartmenu</text:span></text:span><text:span text:style-name="T212">, </text:span><text:span text:style-name="T218">instellingen/</text:span><text:span text:style-name="T219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824141635904">
          <table:table-cell table:style-name="_32_._5f_Installatie_5f_uitvoeren.A1" office:value-type="string">
            <text:p text:style-name="P68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4">K</text:span></text:span><text:span text:style-name="Strong_20_Emphasis"><text:span text:style-name="T125">ies </text:span></text:span><text:span text:style-name="Strong_20_Emphasis"><text:span text:style-name="T126">eerste keuze </text:span></text:span><text:span text:style-name="Strong_20_Emphasis"><text:span text:style-name="T127">en druk op de </text:span></text:span><text:span text:style-name="Strong_20_Emphasis"><text:span text:style-name="T128">Enter</text:span></text:span><text:span text:style-name="Strong_20_Emphasis"><text:span text:style-name="T127">-toets.</text:span></text:span></text:p>
          </table:table-cell>
        </table:table-row>
        <table:table-row table:style-name="TableLine9482414195398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6"><text:s/></text:span></text:span><text:span text:style-name="Strong_20_Emphasis"><text:span text:style-name="T121"><draw:control text:anchor-type="as-char" draw:z-index="19" draw:name="Vorm11_0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4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9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4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4">klik op </text:span></text:span><text:span text:style-name="Strong_20_Emphasis"><text:span text:style-name="T196">N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9">O</text:span></text:span><text:span text:style-name="Strong_20_Emphasis"><text:span text:style-name="T135">p het scherm </text:span></text:span><text:span text:style-name="Strong_20_Emphasis"><text:span text:style-name="T175">Connect Your Online Accounts</text:span></text:span><text:span text:style-name="Strong_20_Emphasis"><text:span text:style-name="T135"> </text:span></text:span><text:span text:style-name="Strong_20_Emphasis"><text:span text:style-name="T136">klik </text:span></text:span><text:span text:style-name="Strong_20_Emphasis"><text:span text:style-name="T135">op </text:span></text:span><text:span text:style-name="Strong_20_Emphasis"><text:span text:style-name="T175">Skip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195">Start Using Debian GNU/Linux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8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824141959088">
          <table:table-cell table:style-name="_32_._5f_Installatie_5f_uitvoeren.A1" office:value-type="string">
            <text:p text:style-name="P76"><text:span text:style-name="Strong_20_Emphasis"><text:span text:style-name="T66"><text:s/></text:span></text:span><text:span text:style-name="Strong_20_Emphasis"><text:span text:style-name="T121"><draw:control text:anchor-type="as-char" draw:z-index="17" draw:name="Vorm13_1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7">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95">klik op </text:span></text:span><text:span text:style-name="Strong_20_Emphasis"><text:span text:style-name="T159">Activities</text:span></text:span><text:span text:style-name="Strong_20_Emphasis"><text:span text:style-name="T95"> en </text:span></text:span><text:span text:style-name="Strong_20_Emphasis"><text:span text:style-name="T96">een </text:span></text:span><text:span text:style-name="Strong_20_Emphasis"><text:span text:style-name="T95">klik op</text:span></text:span><text:span text:style-name="Strong_20_Emphasis"><text:span text:style-name="T97"> </text:span></text:span><text:span text:style-name="Strong_20_Emphasis"><text:span text:style-name="T160">Install Debian</text:span></text:span><text:span text:style-name="Strong_20_Emphasis"><text:span text:style-name="T48">.</text:span></text:span></text:p>
          </table:table-cell>
        </table:table-row>
        <table:table-row table:style-name="TableLine94824141959600">
          <table:table-cell table:style-name="_32_._5f_Installatie_5f_uitvoeren.A1" office:value-type="string">
            <text:p text:style-name="P68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70">Welcome</text:span></text:span><text:span text:style-name="Strong_20_Emphasis"><text:span text:style-name="T47"> kies </text:span></text:span><text:span text:style-name="Strong_20_Emphasis"><text:span text:style-name="T170">Nederlands</text:span></text:span><text:span text:style-name="Strong_20_Emphasis"><text:span text:style-name="T47"> en klik op </text:span></text:span><text:span text:style-name="Strong_20_Emphasis"><text:span text:style-name="T170">Volgende</text:span></text:span><text:span text:style-name="Strong_20_Emphasis"><text:span text:style-name="T47">.</text:span></text:span></text:p>
          </table:table-cell>
        </table:table-row>
        <table:table-row table:style-name="TableLine94824141960224">
          <table:table-cell table:style-name="_32_._5f_Installatie_5f_uitvoeren.A1" office:value-type="string">
            <text:p text:style-name="P84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82">Locatie</text:span> kies bij <text:span text:style-name="T382">Regio</text:span> voor <text:span text:style-name="T382">Europa</text:span> en klik op <text:span text:style-name="T382">Volgende</text:span>.</text:p>
          </table:table-cell>
        </table:table-row>
        <table:table-row table:style-name="TableLine94824141960848">
          <table:table-cell table:style-name="_32_._5f_Installatie_5f_uitvoeren.A1" office:value-type="string">
            <text:p text:style-name="P84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82">Toetsenbord</text:span> kies <text:span text:style-name="T382">English (US)</text:span> en klik op <text:span text:style-name="T382">Volgende</text:span>.</text:p>
          </table:table-cell>
        </table:table-row>
        <table:table-row table:style-name="TableLine9482414196147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824141962096">
          <table:table-cell table:style-name="_32_._5f_Installatie_5f_uitvoeren.A1" office:value-type="string">
            <text:p text:style-name="P84"><text:span text:style-name="Strong_20_Emphasis"><text:span text:style-name="T66"><text:s/></text:span></text:span><text:span text:style-name="Strong_20_Emphasis"><text:span text:style-name="T121"><draw:control text:anchor-type="as-char" draw:z-index="20" draw:name="Vorm13_4" draw:style-name="gr1" draw:text-style-name="P11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22">selecteer</text:span><text:span text:style-name="T6"> </text:span><text:span text:style-name="T7">de </text:span><text:span text:style-name="T6">gewenste </text:span><text:span text:style-name="T323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1">Volgende</text:span></text:span><text:span text:style-name="Strong_20_Emphasis"><text:span text:style-name="T49">.</text:span></text:span></text:p>
          </table:table-cell>
        </table:table-row>
        <table:table-row table:style-name="TableLine9482414196272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24141963344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30">Bij </text:span></text:span><text:span text:style-name="Strong_20_Emphasis"><text:span text:style-name="T168">Gebruikers</text:span></text:span><text:span text:style-name="Strong_20_Emphasis"><text:span text:style-name="T130"> vul in </text:span></text:span><text:span text:style-name="Strong_20_Emphasis"><text:span text:style-name="T172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8">,</text:span></text:span><text:span text:style-name="Strong_20_Emphasis"><text:span text:style-name="T51"> </text:span></text:span><text:span text:style-name="Strong_20_Emphasis"><text:span text:style-name="T172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1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1">.</text:span></text:span></text:p>
          </table:table-cell>
        </table:table-row>
        <table:table-row table:style-name="TableLine9482414196396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824141964592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9">Installeer</text:span></text:span><text:span text:style-name="Strong_20_Emphasis"><text:span text:style-name="T41">.</text:span></text:span></text:p>
          </table:table-cell>
        </table:table-row>
        <table:table-row table:style-name="TableLine94824141965216">
          <table:table-cell table:style-name="_32_._5f_Installatie_5f_uitvoeren.A1" office:value-type="string">
            <text:p text:style-name="P86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80">Voltooid</text:span></text:span><text:span text:style-name="Strong_20_Emphasis"><text:span text:style-name="T41">.</text:span></text:span></text:p>
          </table:table-cell>
        </table:table-row>
        <table:table-row table:style-name="TableLine9482414196584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824141966464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8">Verwijder </text:span></text:span><text:span text:style-name="Strong_20_Emphasis"><text:span text:style-name="T139">het </text:span></text:span><text:span text:style-name="Strong_20_Emphasis"><text:span text:style-name="T138">installatiemedium (</text:span></text:span><text:span text:style-name="Strong_20_Emphasis"><text:span text:style-name="T140">USB-stick of </text:span></text:span><text:span text:style-name="Strong_20_Emphasis"><text:span text:style-name="T131">C</text:span></text:span><text:span text:style-name="Strong_20_Emphasis"><text:span text:style-name="T140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8">) </text:span></text:span><text:span text:style-name="Strong_20_Emphasis"><text:span text:style-name="T141">en</text:span></text:span><text:span text:style-name="Strong_20_Emphasis"><text:span text:style-name="T138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7">de </text:span></text:span><text:span text:style-name="Strong_20_Emphasis"><text:span text:style-name="T128">Enter</text:span></text:span><text:span text:style-name="Strong_20_Emphasis"><text:span text:style-name="T127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84627679928374" text:continue-numbering="true" text:style-name="L1">
        <text:list-item>
          <text:p text:style-name="P110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24141794128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82414215563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4142075872">
          <table:table-cell table:style-name="_33_._5f_Installatie_5f_afronden.A1" office:value-type="string">
            <text:p text:style-name="P79"><text:span text:style-name="Strong_20_Emphasis"><text:span text:style-name="T66"><text:s/></text:span></text:span><text:span text:style-name="Strong_20_Emphasis"><text:span text:style-name="T121"><draw:control text:anchor-type="as-char" draw:z-index="18" draw:name="Vorm22_1" draw:style-name="gr1" draw:text-style-name="P11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4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4">.</text:span></text:span></text:p>
          </table:table-cell>
        </table:table-row>
        <table:table-row table:style-name="TableLine948241420413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4">.</text:span></text:span></text:p>
          </table:table-cell>
        </table:table-row>
        <table:table-row table:style-name="TableLine948241420608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6">Aan de slag</text:span></text:span><text:span text:style-name="Strong_20_Emphasis"><text:span text:style-name="T46">.</text:span></text:span></text:p>
          </table:table-cell>
        </table:table-row>
        <table:table-row table:style-name="TableLine948241420166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4"/></text:span></text:p>
          </table:table-cell>
        </table:table-row>
        <table:table-row table:style-name="TableLine94824142060272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11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Strong_20_Emphasis"><text:span text:style-name="T174">Standaard</text:span></text:span><text:span text:style-name="Strong_20_Emphasis"><text:span text:style-name="T65"> of </text:span></text:span><text:span text:style-name="Strong_20_Emphasis"><text:span text:style-name="T174">Beheerder</text:span></text:span><text:span text:style-name="Strong_20_Emphasis"><text:span text:style-name="T59"> </text:span></text:span><text:span text:style-name="Definition"><text:span text:style-name="T25">gebruiker</text:span></text:span><text:span text:style-name="Strong_20_Emphasis"><text:span text:style-name="T145">s </text:span></text:span><text:span text:style-name="Strong_20_Emphasis"><text:span text:style-name="T137">toe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8" text:note-class="footnote"><text:note-citation>1</text:note-citation><text:note-body><text:p text:style-name="P25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</text:span></text:span><text:span text:style-name="Strong_20_Emphasis"><text:span text:style-name="T98">bij </text:span></text:span><text:span text:style-name="Strong_20_Emphasis"><text:span text:style-name="T181">Instellingen </text:span></text:span><text:span text:style-name="Strong_20_Emphasis"><text:span text:style-name="T99">rechts o</text:span></text:span><text:span text:style-name="Strong_20_Emphasis"><text:span text:style-name="T69">p </text:span></text:span><text:span text:style-name="Strong_20_Emphasis"><text:span text:style-name="T182">Gebruikers</text:span></text:span><text:span text:style-name="Strong_20_Emphasis"><text:span text:style-name="T100">.</text:span></text:span></text:p>
          </table:table-cell>
        </table:table-row>
        <table:table-row table:style-name="TableLine948241421093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Strong_20_Emphasis"><text:span text:style-name="T132">Klik links</text:span></text:span><text:span text:style-name="Strong_20_Emphasis"><text:span text:style-name="T152"> </text:span></text:span><text:span text:style-name="Strong_20_Emphasis"><text:span text:style-name="T101">op </text:span></text:span><text:span text:style-name="Strong_20_Emphasis"><text:span text:style-name="T163">Ontgrendelen</text:span></text:span><text:span text:style-name="Strong_20_Emphasis"><text:span text:style-name="T101"> </text:span></text:span><text:span text:style-name="Strong_20_Emphasis"><text:span text:style-name="T102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2">.</text:span></text:span></text:p>
          </table:table-cell>
        </table:table-row>
        <table:table-row table:style-name="TableLine948241420104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2">.</text:span></text:span></text:p>
          </table:table-cell>
        </table:table-row>
        <table:table-row table:style-name="TableLine948241421354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4142154752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8" draw:name="Vorm25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1">een </text:span></text:span><text:span text:style-name="Strong_20_Emphasis"><text:span text:style-name="T103">druk</text:span></text:span><text:span text:style-name="Strong_20_Emphasis"><text:span text:style-name="T71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90">Software</text:span></text:span><text:span text:style-name="Strong_20_Emphasis"><text:span text:style-name="T78">.</text:span></text:span></text:p>
          </table:table-cell>
        </table:table-row>
        <table:table-row table:style-name="TableLine94824142152064">
          <table:table-cell table:style-name="_33_._5f_Installatie_5f_afronden.A1" office:value-type="string">
            <text:p text:style-name="P69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5"><text:span text:style-name="T328">Klik op </text:span><text:span text:style-name="T340">Updates</text:span><text:span text:style-name="T329"> en a</text:span><text:span text:style-name="T330">ls</text:span><text:span text:style-name="T331"> </text:span><text:span text:style-name="T332">er </text:span><text:span text:style-name="T331">updates beschikbaar zijn, k</text:span><text:span text:style-name="T333">lik op </text:span><text:span text:style-name="Strong_20_Emphasis"><text:span text:style-name="T339">Downloaden</text:span></text:span><text:span text:style-name="T333"> </text:span><text:span text:style-name="T334">en vervolgens op </text:span><text:span text:style-name="T341">Herstarten &amp; bijwerken</text:span><text:span text:style-name="T334"> </text:span><text:span text:style-name="T335">en </text:span><text:span text:style-name="T341">Herstarten &amp; </text:span><text:span text:style-name="T342">installeren</text:span><text:span text:style-name="T343">.</text:span></text:p>
          </table:table-cell>
        </table:table-row>
        <table:table-row table:style-name="TableLine948241420768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T336">Daarna weer </text:span><text:span text:style-name="T337">a</text:span><text:span text:style-name="T338">anmelden als </text:span><text:span text:style-name="Definition"><text:span text:style-name="T17">gebruiker</text:span></text:span><text:span text:style-name="T334">.</text:span></text:p>
          </table:table-cell>
        </table:table-row>
        <table:table-row table:style-name="TableLine948241419715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824142153680">
          <table:table-cell table:style-name="_33_._5f_Installatie_5f_afron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6" draw:name="Vorm4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6">Installeer </text:span></text:span><text:span text:style-name="Strong_20_Emphasis"><text:span text:style-name="T104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5">. </text:span></text:span></text:p>
          </table:table-cell>
        </table:table-row>
        <table:table-row table:style-name="TableLine94824142105296">
          <table:table-cell table:style-name="_33_._5f_Installatie_5f_afronden.A1" office:value-type="string">
            <text:p text:style-name="P72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5">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82414205894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1">V</text:span>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482414209960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824142042944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9" draw:name="Vorm33" draw:style-name="gr1" draw:text-style-name="P11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4824142131552">
          <table:table-cell table:style-name="_33_._5f_Installatie_5f_afronden.A1" office:value-type="string">
            <text:p text:style-name="P69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1">v</text:span></text:span><text:span text:style-name="Strong_20_Emphasis"><text:span text:style-name="T83">olg de aanwijzingen op het scherm.</text:span></text:span></text:p>
          </table:table-cell>
        </table:table-row>
        <table:table-row table:style-name="TableLine94824142132144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824142107776">
          <table:table-cell table:style-name="_33_._5f_Installatie_5f_afronden.A1" office:value-type="string">
            <text:p text:style-name="P103"><text:span text:style-name="Strong_20_Emphasis"><text:span text:style-name="T66"><text:s/></text:span></text:span><text:span text:style-name="Strong_20_Emphasis"><text:span text:style-name="T121"><draw:control text:anchor-type="as-char" draw:z-index="24" draw:name="Vorm33_0" draw:style-name="gr1" draw:text-style-name="P11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2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3"/></text:span></text:p>
      <text:p text:style-name="P66"><text:span text:style-name="Strong_20_Emphasis"><text:span text:style-name="T83"/></text:span></text:p>
      <text:list xml:id="list84627854108105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824142010912">
          <table:table-cell table:style-name="Tabel2.A1" office:value-type="string">
            <text:p text:style-name="P87"><text:span text:style-name="Strong_20_Emphasis"><text:span text:style-name="T66"><text:s/></text:span></text:span><text:span text:style-name="Strong_20_Emphasis"><text:span text:style-name="T121"><draw:control text:anchor-type="as-char" draw:z-index="21" draw:name="Vorm36_0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7"><text:note text:id="ftn9" text:note-class="footnote"><text:note-citation>1</text:note-citation><text:note-body><text:p text:style-name="P98"><text:span text:style-name="User_20_Entry"><text:span text:style-name="T223">E</text:span></text:span><text:span text:style-name="User_20_Entry"><text:span text:style-name="T254">v</text:span></text:span><text:span text:style-name="User_20_Entry"><text:span text:style-name="T255">en</text:span></text:span><text:span text:style-name="User_20_Entry"><text:span text:style-name="T257">t</text:span></text:span><text:span text:style-name="User_20_Entry"><text:span text:style-name="T258">uele </text:span></text:span><text:span text:style-name="User_20_Entry"><text:span text:style-name="T259">extra </text:span></text:span><text:span text:style-name="User_20_Entry"><text:span text:style-name="T262">gebruiker</text:span></text:span><text:span text:style-name="User_20_Entry"><text:span text:style-name="T259">s aanmelden </text:span></text:span><text:span text:style-name="User_20_Entry"><text:span text:style-name="T260">en dezelfde stappen uitvoeren</text:span></text:span><text:span text:style-name="User_20_Entry"><text:span text:style-name="T256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82414214860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824142050560">
          <table:table-cell table:style-name="Tabel2.A1" office:value-type="string">
            <text:p text:style-name="P92"><text:span text:style-name="Strong_20_Emphasis"><text:span text:style-name="T66"><text:s/></text:span></text:span><text:span text:style-name="Strong_20_Emphasis"><text:span text:style-name="T121"><draw:control text:anchor-type="as-char" draw:z-index="22" draw:name="Vorm36_2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6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94">D</text:span>e <text:span text:style-name="T396">Super</text:span>-toets <text:span text:style-name="T294">is </text:span>de Windows<text:span text:style-name="T390">-</text:span><text:span text:style-name="T391">toets</text:span>, <text:span text:style-name="T390">C</text:span>ommand-<text:span text:style-name="T391">toets</text:span>, of <text:span text:style-name="T390">V</text:span>ergrootglas-toets.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48241422372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6">v</text:span></text:span><text:span text:style-name="Strong_20_Emphasis"><text:span text:style-name="T83">olg de aanwijzingen op het scherm</text:span></text:span><text:span text:style-name="Strong_20_Emphasis"><text:span text:style-name="T153"><text:note text:id="ftn11" text:note-class="footnote"><text:note-citation>3</text:note-citation><text:note-body><text:p text:style-name="P29">Het inrichten kan nagelopen worden <text:span text:style-name="T392">met </text:span>bestanden in <text:span text:style-name="T392">map</text:span><text:span text:style-name="T393"> </text:span><text:span text:style-name="T394">kz-</text:span><text:span text:style-name="T392">install </text:span><text:span text:style-name="T355">en</text:span><text:span text:style-name="T392"> kz-setup </text:span><text:span text:style-name="T395">in </text:span><text:span text:style-name="T393">map Documenten</text:span>.</text:p></text:note-body></text:note></text:span></text:span><text:span text:style-name="Strong_20_Emphasis"><text:span text:style-name="T153">.</text:span></text:span></text:p>
          </table:table-cell>
        </table:table-row>
        <table:table-row table:style-name="TableLine948241422367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824142239408">
          <table:table-cell table:style-name="Tabel2.A1" office:value-type="string">
            <text:p text:style-name="P20"><text:span text:style-name="Strong_20_Emphasis"><text:span text:style-name="T119"><text:s/></text:span></text:span><text:span text:style-name="Strong_20_Emphasis"><text:span text:style-name="T123"><draw:control text:anchor-type="as-char" draw:z-index="23" draw:name="Vorm36_1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6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14"> installatie va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315">GNU/Linux</text:span></text:span><text:span text:style-name="Strong_20_Emphasis"><text:span text:style-name="T314"> </text:span></text:span><text:span text:style-name="T316"><text:reference-ref text:reference-format="text" text:ref-name="Versie">11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317"> </text:span><text:span text:style-name="T314"><text:reference-ref text:reference-format="text" text:ref-name="Editie">desktop</text:reference-ref></text:span><text:span text:style-name="T314"><text:s/>is voltooid.</text:span></text:p>
      <text:p text:style-name="P46"/>
      <text:p text:style-name="P37"><text:span text:style-name="T133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29T08:46:25.926139075">29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9T08:46:25.527619502</dc:date>
    <meta:keyword>Installatie</meta:keyword>
    <meta:keyword>Checklist</meta:keyword>
    <meta:keyword>Linux</meta:keyword>
    <meta:editing-cycles>6519</meta:editing-cycles>
    <meta:editing-duration>P11DT13H26M44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58" meta:character-count="5773" meta:non-whitespace-character-count="4952"/>
    <meta:user-defined meta:name="Info 1"/>
    <meta:user-defined meta:name="Info 2"/>
    <meta:user-defined meta:name="Info 3"/>
    <meta:user-defined meta:name="Info 4"/>
  </office:meta>
</office:document-meta>
</file>